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B00000022DEB0FF246682768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17mm"/>
    </style:style>
    <style:style style:name="co13" style:family="table-column">
      <style:table-column-properties fo:break-before="auto" style:column-width="41.4mm"/>
    </style:style>
    <style:style style:name="co14" style:family="table-column">
      <style:table-column-properties fo:break-before="auto" style:column-width="205.76mm"/>
    </style:style>
    <style:style style:name="co7" style:family="table-column">
      <style:table-column-properties fo:break-before="auto" style:column-width="65.48mm"/>
    </style:style>
    <style:style style:name="co9" style:family="table-column">
      <style:table-column-properties fo:break-before="auto" style:column-width="22.3mm"/>
    </style:style>
    <style:style style:name="co15" style:family="table-column">
      <style:table-column-properties fo:break-before="auto" style:column-width="17.07mm"/>
    </style:style>
    <style:style style:name="co16" style:family="table-column">
      <style:table-column-properties fo:break-before="auto" style:column-width="64.95mm"/>
    </style:style>
    <style:style style:name="co17" style:family="table-column">
      <style:table-column-properties fo:break-before="auto" style:column-width="31.12mm"/>
    </style:style>
    <style:style style:name="co18" style:family="table-column">
      <style:table-column-properties fo:break-before="auto" style:column-width="23.79mm"/>
    </style:style>
    <style:style style:name="co19" style:family="table-column">
      <style:table-column-properties fo:break-before="auto" style:column-width="16.7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9.01mm" fo:break-before="auto" style:use-optimal-row-height="true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Marcelo">
      <style:table-properties table:display="true" style:writing-mode="lr-tb"/>
    </style:style>
    <style:style style:name="ta6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6" style:family="table-cell" style:parent-style-name="Default">
      <style:table-cell-properties style:rotation-align="non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5.81mm" fo:min-width="15.24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6">
        <office:forms form:automatic-focus="false" form:apply-design-mode="false"/>
        <table:table-column table:style-name="co7" table:default-cell-style-name="ce27"/>
        <table:table-column table:style-name="co9" table:default-cell-style-name="ce9"/>
        <table:table-column table:style-name="co15" table:default-cell-style-name="ce9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57" table:default-cell-style-name="Default"/>
        <table:table-row table:style-name="ro1">
          <table:table-cell table:style-name="ce23" office:value-type="string" calcext:value-type="string" table:number-columns-spanned="2" table:number-rows-spanned="2">
            <text:p>Relatório Detalhado de Atividades</text:p>
            <draw:frame table:end-cell-address="Plan1.A2" table:end-x="36.75mm" table:end-y="0.23mm" draw:z-index="4" draw:name="Imagem 10" draw:style-name="gr1" draw:text-style-name="P1" svg:width="36.75mm" svg:height="8.96mm" svg:x="0mm" svg:y="1.85mm">
              <draw:image xlink:href="Pictures/100000000000008B00000022DEB0FF2466827688.jpg" xlink:type="simple" xlink:show="embed" xlink:actuate="onLoad">
                <text:p/>
              </draw:image>
            </draw:frame>
          </table:table-cell>
          <table:covered-table-cell table:style-name="ce23"/>
          <table:table-cell>
            <draw:frame table:end-cell-address="Plan1.G8" table:end-x="0.5mm" table:end-y="0.23mm"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23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table:end-cell-address="Plan1.A4" table:end-x="61.36mm" table:end-y="10.02mm"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3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table:end-cell-address="Plan1.A5" table:end-x="61.36mm" table:end-y="10.02mm"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5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table:end-cell-address="Plan1.A6" table:end-x="61.36mm" table:end-y="10.17mm" draw:z-index="1" draw:name="CustomShape 1" draw:style-name="gr4" draw:text-style-name="P3" svg:width="21.14mm" svg:height="9.21mm" svg:x="40.22mm" svg:y="0.98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34]" office:value-type="time" office:time-value="PT124H30M00S" calcext:value-type="time">
            <text:p>124:30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table:end-cell-address="Plan1.A7" table:end-x="61.36mm" table:end-y="10.02mm"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60]" office:value-type="time" office:time-value="PT229H30M00S" calcext:value-type="time">
            <text:p>229:3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office:forms form:automatic-focus="false" form:apply-design-mode="false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8" table:number-columns-repeated="61" table:default-cell-style-name="Default"/>
        <table:table-row table:style-name="ro1">
          <table:table-cell table:style-name="ce32" office:value-type="string" calcext:value-type="string">
            <text:p>Atividade</text:p>
          </table:table-cell>
          <table:table-cell table:style-name="ce32" office:value-type="string" calcext:value-type="string">
            <text:p>Relatorio</text:p>
          </table:table-cell>
          <table:table-cell table:style-name="ce32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Diagramas de Estados Caso de Uso 2</text:p>
          </table:table-cell>
          <table:table-cell table:style-name="ce35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38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Total de Horas</text:p>
          </table:table-cell>
          <table:table-cell table:style-name="ce37"/>
          <table:table-cell table:style-name="ce38" table:formula="of:=SUM([$Eduard.$C$2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 table:number-rows-repeated="5">
          <table:table-cell table:number-columns-repeated="2"/>
          <table:table-cell table:style-name="ce39"/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office:forms form:automatic-focus="false" form:apply-design-mode="false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8" table:number-columns-repeated="61" table:default-cell-style-name="Default"/>
        <table:table-row table:style-name="ro4">
          <table:table-cell table:style-name="ce32" office:value-type="string" calcext:value-type="string">
            <text:p>Atividade</text:p>
          </table:table-cell>
          <table:table-cell table:style-name="ce32" office:value-type="string" calcext:value-type="string">
            <text:p>Relatorio</text:p>
          </table:table-cell>
          <table:table-cell table:style-name="ce32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Diagramas de Estados Caso de Uso 2</text:p>
          </table:table-cell>
          <table:table-cell table:style-name="ce35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38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37"/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40"/>
          <table:table-cell table:style-name="ce41"/>
          <table:table-cell table:style-name="ce42"/>
          <table:table-cell table:number-columns-repeated="61"/>
        </table:table-row>
        <table:table-row table:style-name="ro4">
          <table:table-cell table:style-name="ce40" office:value-type="string" calcext:value-type="string">
            <text:p>Total de Horas</text:p>
          </table:table-cell>
          <table:table-cell table:style-name="ce41"/>
          <table:table-cell table:style-name="ce42" table:formula="of:=SUM([$Faberson.$C$2:.$C$4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office:forms form:automatic-focus="false" form:apply-design-mode="false"/>
        <table:table-column table:style-name="co10" table:default-cell-style-name="ce27"/>
        <table:table-column table:style-name="co11" table:default-cell-style-name="ce27"/>
        <table:table-column table:style-name="co13" table:default-cell-style-name="ce27"/>
        <table:table-column table:style-name="co8" table:number-columns-repeated="61" table:default-cell-style-name="Default"/>
        <table:table-row table:style-name="ro4">
          <table:table-cell table:style-name="ce32" office:value-type="string" calcext:value-type="string">
            <text:p>Atividade</text:p>
          </table:table-cell>
          <table:table-cell table:style-name="ce32" office:value-type="string" calcext:value-type="string">
            <text:p>Relatório</text:p>
          </table:table-cell>
          <table:table-cell table:style-name="ce32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3" office:value-type="string" calcext:value-type="string">
            <text:p>Especificação dos 5 casos de uso</text:p>
          </table:table-cell>
          <table:table-cell table:style-name="ce35" office:value-type="string" calcext:value-type="string">
            <text:p>Especificações dos casos de uso, conforme reunião do dia 30/09</text:p>
          </table:table-cell>
          <table:table-cell table:style-name="ce38" office:value-type="time" office:time-value="PT09H30M00S" calcext:value-type="time">
            <text:p>09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lano de Projeto</text:p>
          </table:table-cell>
          <table:table-cell table:style-name="ce37" office:value-type="string" calcext:value-type="string">
            <text:p>Conforme discussão em sala de aula no dia 27/09 e reunião da equipe no dia 30/09</text:p>
          </table:table-cell>
          <table:table-cell table:style-name="ce38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Separação de trabalhos</text:p>
          </table:table-cell>
          <table:table-cell table:style-name="ce37" office:value-type="string" calcext:value-type="string">
            <text:p>Dividir trabalho para o grupo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Documento de Requisitos</text:p>
          </table:table-cell>
          <table:table-cell table:style-name="ce37" office:value-type="string" calcext:value-type="string">
            <text:p>Dia 07/10 dado inicio ao documento, realizado introdução, descrição geral e 3 requisitos funcionais</text:p>
          </table:table-cell>
          <table:table-cell table:style-name="ce38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Análise e correção cotação de materiais</text:p>
          </table:table-cell>
          <table:table-cell table:style-name="ce37" office:value-type="string" calcext:value-type="string">
            <text:p>Cotação realizada por Faberson, foi realizada conferência e pequenas alterações</text:p>
          </table:table-cell>
          <table:table-cell table:style-name="ce38" office:value-type="time" office:time-value="PT01H45M00S" calcext:value-type="time">
            <text:p>01:45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Documento de Requisitos</text:p>
          </table:table-cell>
          <table:table-cell table:style-name="ce37" office:value-type="string" calcext:value-type="string">
            <text:p>Dia 08/10 finalização do documento, termino dos requisitos funcionais e não funcionais e sumário </text:p>
          </table:table-cell>
          <table:table-cell table:style-name="ce38" office:value-type="time" office:time-value="PT04H30M00S" calcext:value-type="time">
            <text:p>04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Ajustes finais para a 2° entrega</text:p>
          </table:table-cell>
          <table:table-cell table:style-name="ce37" office:value-type="string" calcext:value-type="string">
            <text:p>Ajustes finais nos documentos para 2° entrega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Compra de itens</text:p>
          </table:table-cell>
          <table:table-cell table:style-name="ce37" office:value-type="string" calcext:value-type="string">
            <text:p>24 de maio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ublicação no blog</text:p>
          </table:table-cell>
          <table:table-cell table:style-name="ce37" office:value-type="string" calcext:value-type="string">
            <text:p>Ajuda na escrita e fotos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Compra de itens</text:p>
          </table:table-cell>
          <table:table-cell table:style-name="ce37" office:value-type="string" calcext:value-type="string">
            <text:p>Renan vendedor de peças de arduino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esquisa</text:p>
          </table:table-cell>
          <table:table-cell table:style-name="ce37" office:value-type="string" calcext:value-type="string">
            <text:p>Motor de passo esp32</text:p>
          </table:table-cell>
          <table:table-cell table:style-name="ce38" office:value-type="time" office:time-value="PT02H45M00S" calcext:value-type="time">
            <text:p>02:45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Programação</text:p>
          </table:table-cell>
          <table:table-cell table:style-name="ce37" office:value-type="string" calcext:value-type="string">
            <text:p>Inicio da programação do esp32 com a leitura do RFID + motor de passo 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Compra de itens</text:p>
          </table:table-cell>
          <table:table-cell table:style-name="ce37" office:value-type="string" calcext:value-type="string">
            <text:p>FilipeFlop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GIT</text:p>
          </table:table-cell>
          <table:table-cell table:style-name="ce37" office:value-type="string" calcext:value-type="string">
            <text:p>Git push</text:p>
          </table:table-cell>
          <table:table-cell table:style-name="ce38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Programação</text:p>
          </table:table-cell>
          <table:table-cell table:style-name="ce37" office:value-type="string" calcext:value-type="string">
            <text:p>Finalização da programação, pesquisas na internet, montagem do circuito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Separação de trabalhos</text:p>
          </table:table-cell>
          <table:table-cell table:style-name="ce37" office:value-type="string" calcext:value-type="string">
            <text:p>Dividir trabalho para o grupo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esquisa</text:p>
          </table:table-cell>
          <table:table-cell table:style-name="ce37" office:value-type="string" calcext:value-type="string">
            <text:p>Motor de passo</text:p>
          </table:table-cell>
          <table:table-cell table:style-name="ce38" office:value-type="time" office:time-value="PT02H40M00S" calcext:value-type="time">
            <text:p>02:4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Reunião na casa do Marcelo</text:p>
          </table:table-cell>
          <table:table-cell table:style-name="ce37" office:value-type="string" calcext:value-type="string">
            <text:p>Montagem de circuitos, soldas, cabos, etc. Discussão sobre a programação do projeto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Programação</text:p>
          </table:table-cell>
          <table:table-cell table:style-name="ce37" office:value-type="string" calcext:value-type="string">
            <text:p>Inicio da programação de dois motores de passo, um para a janela e outro para a porta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Compra de itens</text:p>
          </table:table-cell>
          <table:table-cell table:style-name="ce37" office:value-type="string" calcext:value-type="string">
            <text:p>24 de maio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rogramação</text:p>
          </table:table-cell>
          <table:table-cell table:style-name="ce37" office:value-type="string" calcext:value-type="string">
            <text:p>Finalização da programação, pesquisas na internet, montagem do circuito</text:p>
          </table:table-cell>
          <table:table-cell table:style-name="ce38" office:value-type="time" office:time-value="PT10H30M00S" calcext:value-type="time">
            <text:p>10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rogramação</text:p>
          </table:table-cell>
          <table:table-cell table:style-name="ce37" office:value-type="string" calcext:value-type="string">
            <text:p>Alterações e ajustes na programação dos motores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Reunião na casa do Marcelo</text:p>
          </table:table-cell>
          <table:table-cell table:style-name="ce37" office:value-type="string" calcext:value-type="string">
            <text:p>Montagem de circuitos, soldas, cabos, etc. Ajustes na programação</text:p>
          </table:table-cell>
          <table:table-cell table:style-name="ce38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GIT</text:p>
          </table:table-cell>
          <table:table-cell table:style-name="ce37" office:value-type="string" calcext:value-type="string">
            <text:p>Git push</text:p>
          </table:table-cell>
          <table:table-cell table:style-name="ce38" office:value-type="time" office:time-value="PT00H50M00S" calcext:value-type="time">
            <text:p>00:5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Reunião na casa do Marcelo</text:p>
          </table:table-cell>
          <table:table-cell table:style-name="ce37" office:value-type="string" calcext:value-type="string">
            <text:p>Finalizações na montagem de circuitos, soldas, cabos, etc. Ajustes finais na programação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Slides para apresentação final</text:p>
          </table:table-cell>
          <table:table-cell table:style-name="ce37" office:value-type="string" calcext:value-type="string">
            <text:p>Elaboração da apresentação</text:p>
          </table:table-cell>
          <table:table-cell table:style-name="ce38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Documentação</text:p>
          </table:table-cell>
          <table:table-cell table:style-name="ce37" office:value-type="string" calcext:value-type="string">
            <text:p>Relatório Técnico inicio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Documentação</text:p>
          </table:table-cell>
          <table:table-cell table:style-name="ce37" office:value-type="string" calcext:value-type="string">
            <text:p>Relatório Técnico finalização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4" office:value-type="string" calcext:value-type="string">
            <text:p>Documentação</text:p>
          </table:table-cell>
          <table:table-cell table:style-name="ce37" office:value-type="string" calcext:value-type="string">
            <text:p>Relatório Técnico revisão final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ublicação no blog</text:p>
          </table:table-cell>
          <table:table-cell table:style-name="ce37" office:value-type="string" calcext:value-type="string">
            <text:p>Ajuda na escrita e fotos da reunião para montagem casinha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Preparação Ambiente</text:p>
          </table:table-cell>
          <table:table-cell table:style-name="ce37" office:value-type="string" calcext:value-type="string">
            <text:p>Laboratório de macs para apresentação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Ajuste final</text:p>
          </table:table-cell>
          <table:table-cell table:style-name="ce37" office:value-type="string" calcext:value-type="string">
            <text:p>Revisão de documentos e envio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Total de Horas</text:p>
          </table:table-cell>
          <table:table-cell table:style-name="ce37"/>
          <table:table-cell table:style-name="ce38" table:formula="of:=SUM([$Felipe.$C$2:.$C$33])" office:value-type="time" office:time-value="PT124H30M00S" calcext:value-type="time">
            <text:p>124:30:00</text:p>
          </table:table-cell>
          <table:table-cell table:number-columns-repeated="61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5">
        <office:forms form:automatic-focus="false" form:apply-design-mode="false"/>
        <table:table-column table:style-name="co10" table:default-cell-style-name="ce27"/>
        <table:table-column table:style-name="co14" table:default-cell-style-name="ce46"/>
        <table:table-column table:style-name="co12" table:default-cell-style-name="ce27"/>
        <table:table-column table:style-name="co8" table:number-columns-repeated="61" table:default-cell-style-name="Default"/>
        <table:table-row table:style-name="ro4">
          <table:table-cell table:style-name="ce32" office:value-type="string" calcext:value-type="string">
            <text:p>Atividade</text:p>
          </table:table-cell>
          <table:table-cell table:style-name="ce43" office:value-type="string" calcext:value-type="string">
            <text:p>Relatorio</text:p>
          </table:table-cell>
          <table:table-cell table:style-name="ce32" office:value-type="string" calcext:value-type="string">
            <text:p>Horas</text:p>
          </table:table-cell>
          <table:table-cell table:number-columns-repeated="61"/>
        </table:table-row>
        <table:table-row table:style-name="ro6">
          <table:table-cell table:style-name="ce33" office:value-type="string" calcext:value-type="string">
            <text:p>Diagramas de Estados Caso de Uso 2</text:p>
          </table:table-cell>
          <table:table-cell table:style-name="ce44" office:value-type="string" calcext:value-type="string">
            <text:p>Para implementação da atividade, foi feito uma analise em referências de diagramas de Estados para execução da atividade.</text:p>
          </table:table-cell>
          <table:table-cell table:style-name="ce38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3"/>
          <table:table-cell table:style-name="ce44" office:value-type="string" calcext:value-type="string">
            <text:p>Definição da estrutura do Projeto (28/09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riação de blog, instagram, facebook e domínio (28/09)</text:p>
          </table:table-cell>
          <table:table-cell table:style-name="ce38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Lançamentos no BLOG (29/09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Pesquisa das funcionalidades do aplicativo e implementação (29/09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Lançamentos no BLOG (01/10)</text:p>
          </table:table-cell>
          <table:table-cell table:style-name="ce38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Pesquisa sobre as funcionalidades pretendidas (02/10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mpras de itens da 24 de maio (02/10)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Separação de materiais comprados, que já possuía e seleção de itens adicionais para comprar (02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mpras adicionais na 24 de maio e na FilipeFlop (03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Peparação de jumpers em e alguns outros jumpers (04/10)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Lançamentos no BLOG (05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Preparação do ambiente (protoboards, etiquetas, jumpers adicionais) ( 06/10)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Testes nos dispositivos e documentação dos ESP-32s (30 e 38 pinos) (06/10)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6">
          <table:table-cell table:style-name="ce34"/>
          <table:table-cell table:style-name="ce45" office:value-type="string" calcext:value-type="string">
            <text:p>Atualização aplicativos, Inserção de novos itens, testes conversores lógicos e instalação do step-down 3.3v/1A e das linhas de energia de 3v3 (13/10)</text:p>
          </table:table-cell>
          <table:table-cell table:style-name="ce38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organização protoboards, documentação das portas usadas, testes com ambos os esps, fotos (14/10)</text:p>
          </table:table-cell>
          <table:table-cell table:style-name="ce38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Blynk usando dois microcontroladores esp32 – desenho de testes do blynk (16/10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Blynk usando dois microcontroladores esp32 – operações avançadas (17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nfiguração do roteador do Blynk (17/10)</text:p>
          </table:table-cell>
          <table:table-cell table:style-name="ce38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Desenho e configuração da tela de interação oficial do Bluehome no Blynk (17/10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Início do código definitivo do processador de automação (18/10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posicionamento dos sensores (18/10)</text:p>
          </table:table-cell>
          <table:table-cell table:style-name="ce38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Início da conectividade oficial do Blynk (18/10)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ódigo de automação (antes da vinda do Felipe)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Início do código do Alarme e repasse de conhecimento para Felipe montar código motores de passo) (19/10)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montagem básica (parcial) do projeto (processadores deram problema) (21/10)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Experimentos para achar a velocidade ideal no RF e filtrar ruído. Precisou VCC Maior no transmissor (24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38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otina definitiva para tratamento do RFID. 3 códigos previamente configurados (25/10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38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de funcionalidades da automação (26/10, até 00:00hs)</text:p>
          </table:table-cell>
          <table:table-cell table:style-name="ce38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do sensor de chuva (27/10, até 02:30hs)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montagem do senor de luminosidade com fios grandes / testes da serial (27/10, at;e 03:00hs)</text:p>
          </table:table-cell>
          <table:table-cell table:style-name="ce38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Início da montagem da Casinha (Marcelo, Felipe, Newton, Faberson) (28/10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38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ódigo para tocar bipes diferentes e instalação de buzzers nos dois processadores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Mudança de RF para NRF24L01. Recodificação, testes e outras atividades nos dois processadores (30/10)</text:p>
          </table:table-cell>
          <table:table-cell table:style-name="ce38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instalação de sensores que tinha sido retirados (pir, chuva) e codificação da rotina oficial deles (31/10)</text:p>
          </table:table-cell>
          <table:table-cell table:style-name="ce38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dos motores de passo usando lib Stepper <text:s/>e parte do código do Felipe (31/10)</text:p>
          </table:table-cell>
          <table:table-cell table:style-name="ce38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adequação no código do motor de passo para usar AccelStepper (move 2 motores ao mesmo tempo) (31/10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em BH-Automação / <text:s/>BH-Alarme – Código postado no GIT (01/11)</text:p>
          </table:table-cell>
          <table:table-cell table:style-name="ce38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38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Codificação/testes em BH-Automação / <text:s/>BH-Alarme – Código postado no GIT (03/11)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codificação dos motores de passo usando código atualizado do Felipe como base (03/11)</text:p>
          </table:table-cell>
          <table:table-cell table:style-name="ce38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Montagem dos motores e demais itens (leds/sensores da casinha) com o Felipe (03/11)</text:p>
          </table:table-cell>
          <table:table-cell table:style-name="ce38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rrumando os cabos (soldando pontas, ajustando tamanho e colando peças) (03/11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rrumando peças decorativas + soldando mais algumas coisas (04/11, madrugada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dicionando Slides de exemplos de código no powerpoint (04/11, almoço)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justes na biblioteca do Blynk para “abortar” as funcionalidades se não encontrar internet (04/11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Testando bem e Ajustando todas as funcionalidades (05/11)</text:p>
          </table:table-cell>
          <table:table-cell table:style-name="ce38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juste final dos códigos. Programação para usar outra wifi (por conta de ser no Lab de Macs) (05/11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Ajuste final no Powerpoint e divisão dos slides entre os participantes (05/11)</text:p>
          </table:table-cell>
          <table:table-cell table:style-name="ce38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Últimos ajustes da montagem da casinha e algumas filmagens (Marcelo/Felipe) (05/11)</text:p>
          </table:table-cell>
          <table:table-cell table:style-name="ce38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Filmagens e checagem após transporte (06/11, Almoço)</text:p>
          </table:table-cell>
          <table:table-cell table:style-name="ce38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Preparação do ambiente no lab de Macs, testes e apresentaçãom(06/11)</text:p>
          </table:table-cell>
          <table:table-cell table:style-name="ce38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Documentação Técnica Parcial: Introdução, características, desenvolvimento, dificuldades, conclusão (09/11)</text:p>
          </table:table-cell>
          <table:table-cell table:style-name="ce38" office:value-type="time" office:time-value="PT11H30M00S" calcext:value-type="time">
            <text:p>11:30:00</text:p>
          </table:table-cell>
          <table:table-cell table:number-columns-repeated="61"/>
        </table:table-row>
        <table:table-row table:style-name="ro4">
          <table:table-cell table:style-name="ce34"/>
          <table:table-cell table:style-name="ce45" office:value-type="string" calcext:value-type="string">
            <text:p>Revisão da documentação Técnica enviada. Adição de links, material utilizado (final com15 páginas) (10/11)</text:p>
          </table:table-cell>
          <table:table-cell table:style-name="ce38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4" office:value-type="string" calcext:value-type="string">
            <text:p>Total de Horas</text:p>
          </table:table-cell>
          <table:table-cell table:style-name="ce45"/>
          <table:table-cell table:style-name="ce38" table:formula="of:=SUM([.C2:.C59])" office:value-type="time" office:time-value="PT229H30M00S" calcext:value-type="time">
            <text:p>229:30:00</text:p>
          </table:table-cell>
          <table:table-cell table:number-columns-repeated="61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1:Eduard.C3" table:display-filter-buttons="true" table:orientation="column"/>
        <table:database-range table:name="Tabela816" table:target-range-address="Faberson.A1:Faberson.C5" table:display-filter-buttons="true" table:orientation="column"/>
        <table:database-range table:name="Tabela818" table:target-range-address="Felipe.A1:Felipe.C34" table:display-filter-buttons="true" table:orientation="column"/>
        <table:database-range table:name="Tabela819" table:target-range-address="Marcelo.A1:Marcelo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5:53:18.4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2:21:03</meta:creation-date>
    <meta:initial-creator>Eduard</meta:initial-creator>
    <dc:language>pt-BR</dc:language>
    <dc:date>2019-11-10T15:54:00.194000000</dc:date>
    <meta:editing-cycles>19</meta:editing-cycles>
    <meta:editing-duration>PT1H12M37S</meta:editing-duration>
    <meta:generator>LibreOffice/5.4.4.2$Windows_X86_64 LibreOffice_project/2524958677847fb3bb44820e40380acbe820f960</meta:generator>
    <meta:document-statistic meta:table-count="5" meta:cell-count="251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4cm" svg:y="0.284cm" chart:style-name="ch2">
          <text:p>Horas</text:p>
        </chart:title>
        <chart:legend chart:legend-position="bottom" svg:x="3.36cm" svg:y="6.833cm" style:legend-expansion="wide" chart:style-name="ch3"/>
        <chart:plot-area chart:style-name="ch4" table:cell-range-address="Plan1.A4:Plan1.B7 Plan1.B3:Plan1.B3" chart:data-source-has-labels="both" svg:x="0.271cm" svg:y="1.231cm" svg:width="13.017cm" svg:height="5.27cm">
          <chartooo:coordinate-region svg:x="4.145cm" svg:y="1.232cm" svg:width="5.269cm" svg:height="5.269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9.5625">
                <text:p>9.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